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" style:parent-style-name="Car.predefinitoparagrafo" style:family="text">
      <style:text-properties style:font-name="Arial" fo:font-weight="bold" style:font-weight-asian="bold" style:font-weight-complex="bold"/>
    </style:style>
    <style:style style:name="T5" style:parent-style-name="Car.predefinitoparagrafo" style:family="text">
      <style:text-properties style:font-name="Arial" fo:font-weight="bold" style:font-weight-asian="bold" style:font-weight-complex="bold"/>
    </style:style>
    <style:style style:name="T6" style:parent-style-name="Car.predefinitoparagrafo" style:family="text">
      <style:text-properties style:font-name="Arial"/>
    </style:style>
    <style:style style:name="P7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" style:parent-style-name="Car.predefinitoparagrafo" style:family="text">
      <style:text-properties style:font-name="Arial"/>
    </style:style>
    <style:style style:name="T9" style:parent-style-name="Car.predefinitoparagrafo" style:family="text">
      <style:text-properties style:font-name="Arial" fo:font-weight="bold" style:font-weight-asian="bold" style:font-weight-complex="bold"/>
    </style:style>
    <style:style style:name="T10" style:parent-style-name="Car.predefinitoparagrafo" style:family="text">
      <style:text-properties style:font-name="Arial"/>
    </style:style>
    <style:style style:name="P11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" style:parent-style-name="Car.predefinitoparagrafo" style:family="text">
      <style:text-properties style:font-name="Arial"/>
    </style:style>
    <style:style style:name="T13" style:parent-style-name="Car.predefinitoparagrafo" style:family="text">
      <style:text-properties style:font-name="Arial" fo:font-weight="bold" style:font-weight-asian="bold" style:font-weight-complex="bold"/>
    </style:style>
    <style:style style:name="T14" style:parent-style-name="Car.predefinitoparagrafo" style:family="text">
      <style:text-properties style:font-name="Arial" fo:font-weight="bold" style:font-weight-asian="bold" style:font-weight-complex="bold"/>
    </style:style>
    <style:style style:name="T15" style:parent-style-name="Car.predefinitoparagrafo" style:family="text">
      <style:text-properties style:font-name="Arial" fo:font-weight="bold" style:font-weight-asian="bold" style:font-weight-complex="bold"/>
    </style:style>
    <style:style style:name="T16" style:parent-style-name="Car.predefinitoparagrafo" style:family="text">
      <style:text-properties style:font-name="Arial"/>
    </style:style>
    <style:style style:name="P17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" style:parent-style-name="Car.predefinitoparagrafo" style:family="text">
      <style:text-properties style:font-name="Arial"/>
    </style:style>
    <style:style style:name="T19" style:parent-style-name="Car.predefinitoparagrafo" style:family="text">
      <style:text-properties style:font-name="Arial" fo:font-weight="bold" style:font-weight-asian="bold" style:font-weight-complex="bold"/>
    </style:style>
    <style:style style:name="T20" style:parent-style-name="Car.predefinitoparagrafo" style:family="text">
      <style:text-properties style:font-name="Arial" fo:font-weight="bold" style:font-weight-asian="bold" style:font-weight-complex="bold"/>
    </style:style>
    <style:style style:name="T21" style:parent-style-name="Car.predefinitoparagrafo" style:family="text">
      <style:text-properties style:font-name="Arial"/>
    </style:style>
    <style:style style:name="T22" style:parent-style-name="Car.predefinitoparagrafo" style:family="text">
      <style:text-properties style:font-name="Arial" fo:font-weight="bold" style:font-weight-asian="bold" style:font-weight-complex="bold"/>
    </style:style>
    <style:style style:name="T23" style:parent-style-name="Car.predefinitoparagrafo" style:family="text">
      <style:text-properties style:font-name="Arial"/>
    </style:style>
    <style:style style:name="T24" style:parent-style-name="Car.predefinitoparagrafo" style:family="text">
      <style:text-properties style:font-name="Arial"/>
    </style:style>
    <style:style style:name="P25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style:font-name="Arial" fo:font-weight="bold" style:font-weight-asian="bold" style:font-weight-complex="bold"/>
    </style:style>
    <style:style style:name="P29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0" style:parent-style-name="Car.predefinitoparagrafo" style:family="text">
      <style:text-properties style:font-name="Arial"/>
    </style:style>
    <style:style style:name="T31" style:parent-style-name="Car.predefinitoparagrafo" style:family="text">
      <style:text-properties style:font-name="Arial" fo:font-weight="bold" style:font-weight-asian="bold" style:font-weight-complex="bold"/>
    </style:style>
    <style:style style:name="P32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3" style:parent-style-name="Car.predefinitoparagrafo" style:family="text">
      <style:text-properties style:font-name="Arial"/>
    </style:style>
    <style:style style:name="T34" style:parent-style-name="Car.predefinitoparagrafo" style:family="text">
      <style:text-properties style:font-name="Arial" fo:font-weight="bold" style:font-weight-asian="bold" style:font-weight-complex="bold"/>
    </style:style>
    <style:style style:name="P35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6" style:parent-style-name="Car.predefinitoparagrafo" style:family="text">
      <style:text-properties style:font-name="Arial"/>
    </style:style>
    <style:style style:name="T37" style:parent-style-name="Car.predefinitoparagrafo" style:family="text">
      <style:text-properties style:font-name="Arial" fo:font-weight="bold" style:font-weight-asian="bold" style:font-weight-complex="bold"/>
    </style:style>
  </office:automatic-styles>
  <office:body>
    <office:text text:use-soft-page-breaks="true">
      <text:p text:style-name="P1">Progetto batteri informatica</text:p>
      <text:p text:style-name="P2"/>
      <text:p text:style-name="P3">Incontro 1(12/03/2020 <text:s/>10:50 -<text:s/>13:50<text:s/>):</text:p>
      <text:p text:style-name="Standard"><text:span text:style-name="T4"><text:tab/></text:span></text:p>
      <text:p text:style-name="Standard"><text:span text:style-name="T5"><text:tab/>Obiettivo:<text:s/></text:span><text:span text:style-name="T6">discutere la modalità di lavoro e le idee che ci sono venute, decidere la cadenza degli incontri</text:span></text:p>
      <text:p text:style-name="P7"/>
      <text:p text:style-name="Standard"><text:span text:style-name="T8"><text:tab/></text:span><text:span text:style-name="T9">Partecipanti:<text:s/></text:span><text:span text:style-name="T10">tutti i membri del gruppo;</text:span></text:p>
      <text:p text:style-name="P11"/>
      <text:p text:style-name="Standard"><text:span text:style-name="T12"><text:tab/></text:span><text:span text:style-name="T13">Argomenti<text:s/></text:span><text:span text:style-name="T14">trattati / decisioni prese:</text:span><text:span text:style-name="T15"><text:s/></text:span><text:span text:style-name="T16">ci siamo confrontati fra di noi discutendo delle nostre proposte per implementare il batterio e abbiamo unito le migliori caratteristiche di queste ultime per creare la nostra prima versione del batterio e infine abbiamo fissato le date dei prossimi incontri.</text:span></text:p>
      <text:p text:style-name="P17"/>
      <text:p text:style-name="Standard"><text:span text:style-name="T18"><text:tab/></text:span><text:span text:style-name="T19">Lavoro da svolgere per il prossimo incontro:</text:span><text:span text:style-name="T20"><text:s/></text:span><text:span text:style-name="T21">trovare un nome al nostro</text:span><text:span text:style-name="T22"><text:s/></text:span><text:span text:style-name="T23">batterio</text:span><text:span text:style-name="T24"><text:s/>e apportare singolarmente delle modifiche al batterio per poi discuterne con gli altri.</text:span></text:p>
      <text:p text:style-name="P25"/>
      <text:p text:style-name="P26">Incontro 2():</text:p>
      <text:p text:style-name="P27"/>
      <text:p text:style-name="Standard"><text:span text:style-name="T28"><text:tab/>Obiettivo:</text:span></text:p>
      <text:p text:style-name="P29"/>
      <text:p text:style-name="Standard"><text:span text:style-name="T30"><text:tab/></text:span><text:span text:style-name="T31">Partecipanti:</text:span></text:p>
      <text:p text:style-name="P32"/>
      <text:p text:style-name="Standard"><text:span text:style-name="T33"><text:tab/></text:span><text:span text:style-name="T34">Argomenti trattati / decisioni prese:</text:span></text:p>
      <text:p text:style-name="P35"/>
      <text:p text:style-name="Standard"><text:span text:style-name="T36"><text:tab/></text:span><text:span text:style-name="T37">Lavoro da svolgere per il prossimo incontro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zar</meta:initial-creator>
    <dc:creator>Nizar</dc:creator>
    <meta:creation-date>2020-03-12T12:42:00Z</meta:creation-date>
    <dc:date>2020-03-12T12:42:00Z</dc:date>
    <meta:template xlink:href="Normal.dotm" xlink:type="simple"/>
    <meta:editing-cycles>2</meta:editing-cycles>
    <meta:editing-duration>PT0S</meta:editing-duration>
    <meta:document-statistic meta:page-count="1" meta:paragraph-count="1" meta:word-count="123" meta:character-count="824" meta:row-count="5" meta:non-whitespace-character-count="702"/>
  </office:meta>
</office:document-meta>
</file>